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18" manifest:media-type="application/x-openoffice-gdimetafile;windows_formatname=&quot;GDIMetaFile&quot;"/>
  <manifest:file-entry manifest:full-path="ObjectReplacements/Object 13" manifest:media-type="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paragraph-rsid="0018e000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text-position="0% 100%" fo:font-size="12pt" fo:font-weight="normal" officeooo:paragraph-rsid="00224346" style:font-size-asian="10.5pt" style:font-weight-asian="normal" style:font-size-complex="12pt" style:font-weight-complex="normal"/>
    </style:style>
    <style:style style:name="P8" style:family="paragraph" style:parent-style-name="Table_20_Contents" style:list-style-name="L2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 style:list-style-name="L3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able_20_Contents" style:list-style-name="L4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3180d" officeooo:paragraph-rsid="0023180d" style:font-size-asian="10.5pt" style:font-weight-asian="normal" style:font-size-complex="12pt" style:font-weight-complex="normal"/>
    </style:style>
    <style:style style:name="P13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5f851" officeooo:paragraph-rsid="0025f851" style:font-size-asian="10.5pt" style:font-weight-asian="normal" style:font-size-complex="12pt" style:font-weight-complex="normal"/>
    </style:style>
    <style:style style:name="P14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71083" officeooo:paragraph-rsid="00271083" style:font-size-asian="10.5pt" style:font-weight-asian="normal" style:font-size-complex="12pt" style:font-weight-complex="normal"/>
    </style:style>
    <style:style style:name="P15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71083" officeooo:paragraph-rsid="003596a6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842dd" officeooo:paragraph-rsid="002afd10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afd10" officeooo:paragraph-rsid="002afd10" style:font-size-asian="10.5pt" style:font-weight-asian="normal" style:font-size-complex="12pt" style:font-weight-complex="normal"/>
    </style:style>
    <style:style style:name="P18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d7bbf" officeooo:paragraph-rsid="00338627" style:font-size-asian="10.5pt" style:font-weight-asian="normal" style:font-size-complex="12pt" style:font-weight-complex="normal"/>
    </style:style>
    <style:style style:name="P19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2eca05" officeooo:paragraph-rsid="002eca05" style:font-size-asian="10.5pt" style:font-weight-asian="normal" style:font-size-complex="12pt" style:font-weight-complex="normal"/>
    </style:style>
    <style:style style:name="P20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338627" officeooo:paragraph-rsid="00338627" style:font-size-asian="10.5pt" style:font-weight-asian="normal" style:font-size-complex="12pt" style:font-weight-complex="normal"/>
    </style:style>
    <style:style style:name="P21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338627" officeooo:paragraph-rsid="00338fe1" style:font-size-asian="10.5pt" style:font-weight-asian="normal" style:font-size-complex="12pt" style:font-weight-complex="normal"/>
    </style:style>
    <style:style style:name="P22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3596a6" officeooo:paragraph-rsid="003596a6" style:font-size-asian="10.5pt" style:font-weight-asian="normal" style:font-size-complex="12pt" style:font-weight-complex="normal"/>
    </style:style>
    <style:style style:name="P23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36a9f4" officeooo:paragraph-rsid="0036a9f4" style:font-size-asian="10.5pt" style:font-weight-asian="normal" style:font-size-complex="12pt" style:font-weight-complex="normal"/>
    </style:style>
    <style:style style:name="P24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37798a" officeooo:paragraph-rsid="0037798a" style:font-size-asian="10.5pt" style:font-weight-asian="normal" style:font-size-complex="12pt" style:font-weight-complex="normal"/>
    </style:style>
    <style:style style:name="P25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normal" officeooo:rsid="003c69bf" officeooo:paragraph-rsid="003c69bf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5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03d74c7" officeooo:paragraph-rsid="003d74c7" style:font-size-asian="10.5pt" style:font-weight-asian="bold" style:font-size-complex="12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paragraph-rsid="003c69bf"/>
    </style:style>
    <style:style style:name="P30" style:family="paragraph" style:parent-style-name="Table_20_Contents">
      <style:paragraph-properties fo:text-align="start" style:justify-single-word="false"/>
      <style:text-properties officeooo:paragraph-rsid="003c69bf"/>
    </style:style>
    <style:style style:name="P31" style:family="paragraph" style:parent-style-name="Table_20_Contents">
      <style:paragraph-properties fo:text-align="start" style:justify-single-word="false"/>
      <style:text-properties officeooo:rsid="00414377" officeooo:paragraph-rsid="00414377"/>
    </style:style>
    <style:style style:name="P32" style:family="paragraph" style:parent-style-name="Table_20_Contents">
      <style:paragraph-properties fo:text-align="start" style:justify-single-word="false"/>
      <style:text-properties officeooo:rsid="00414377" officeooo:paragraph-rsid="004306f2"/>
    </style:style>
    <style:style style:name="P33" style:family="paragraph" style:parent-style-name="Table_20_Contents">
      <style:paragraph-properties fo:text-align="start" style:justify-single-word="false"/>
      <style:text-properties officeooo:rsid="00414377" officeooo:paragraph-rsid="004429f2"/>
    </style:style>
    <style:style style:name="P34" style:family="paragraph" style:parent-style-name="Table_20_Contents" style:list-style-name="L7">
      <style:paragraph-properties fo:text-align="start" style:justify-single-word="false"/>
      <style:text-properties officeooo:rsid="00414377" officeooo:paragraph-rsid="004306f2"/>
    </style:style>
    <style:style style:name="P35" style:family="paragraph" style:parent-style-name="Table_20_Contents" style:list-style-name="L7">
      <style:paragraph-properties fo:text-align="start" style:justify-single-word="false"/>
      <style:text-properties officeooo:rsid="004306f2" officeooo:paragraph-rsid="004306f2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414377" officeooo:paragraph-rsid="00414377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48d7c7" officeooo:paragraph-rsid="0048d7c7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text-position="0% 100%" fo:font-size="12pt" fo:font-weight="normal" officeooo:rsid="003b3656" style:font-size-asian="10.5pt" style:font-weight-asian="normal" style:font-size-complex="12pt" style:font-weight-complex="normal"/>
    </style:style>
    <style:style style:name="T5" style:family="text">
      <style:text-properties style:text-position="0% 100%" fo:font-size="12pt" fo:font-weight="normal" officeooo:rsid="003c69bf" style:font-size-asian="10.5pt" style:font-weight-asian="normal" style:font-size-complex="12pt" style:font-weight-complex="normal"/>
    </style:style>
    <style:style style:name="T6" style:family="text">
      <style:text-properties style:text-position="0% 100%" fo:font-size="12pt" fo:font-weight="normal" officeooo:rsid="003cefe7" style:font-size-asian="10.5pt" style:font-weight-asian="normal" style:font-size-complex="12pt" style:font-weight-complex="normal"/>
    </style:style>
    <style:style style:name="T7" style:family="text">
      <style:text-properties style:text-position="0% 100%" fo:font-size="12pt" fo:font-weight="normal" officeooo:rsid="00426a20" style:font-size-asian="10.5pt" style:font-weight-asian="normal" style:font-size-complex="12pt" style:font-weight-complex="normal"/>
    </style:style>
    <style:style style:name="T8" style:family="text">
      <style:text-properties style:text-position="0% 100%" fo:font-size="12pt" fo:font-weight="normal" officeooo:rsid="004429f2" style:font-size-asian="10.5pt" style:font-weight-asian="normal" style:font-size-complex="12pt" style:font-weight-complex="normal"/>
    </style:style>
    <style:style style:name="T9" style:family="text">
      <style:text-properties style:text-position="0% 100%" fo:font-size="12pt" fo:font-weight="normal" officeooo:rsid="00475792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fo:font-weight="normal" officeooo:rsid="0048d7c7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T12" style:family="text">
      <style:text-properties style:text-position="0% 100%" fo:font-size="12pt" style:font-size-asian="10.5pt" style:font-size-complex="12pt"/>
    </style:style>
    <style:style style:name="T13" style:family="text">
      <style:text-properties style:text-position="0% 100%" fo:font-size="12pt" officeooo:rsid="003b3656" style:font-size-asian="10.5pt" style:font-size-complex="12pt"/>
    </style:style>
    <style:style style:name="T14" style:family="text">
      <style:text-properties style:text-position="0% 100%" fo:font-size="12pt" officeooo:rsid="0048d7c7" style:font-size-asian="10.5pt" style:font-size-complex="12pt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24346" style:font-weight-asian="bold" style:font-weight-complex="bold"/>
    </style:style>
    <style:style style:name="T19" style:family="text">
      <style:text-properties fo:font-weight="bold" officeooo:rsid="00393b41" style:font-weight-asian="bold" style:font-weight-complex="bold"/>
    </style:style>
    <style:style style:name="T20" style:family="text">
      <style:text-properties officeooo:rsid="001c23f2"/>
    </style:style>
    <style:style style:name="T21" style:family="text">
      <style:text-properties officeooo:rsid="001b8fff"/>
    </style:style>
    <style:style style:name="T22" style:family="text">
      <style:text-properties officeooo:rsid="001dfb1d"/>
    </style:style>
    <style:style style:name="T23" style:family="text">
      <style:text-properties officeooo:rsid="002123bd"/>
    </style:style>
    <style:style style:name="T24" style:family="text">
      <style:text-properties officeooo:rsid="00224346"/>
    </style:style>
    <style:style style:name="T25" style:family="text">
      <style:text-properties officeooo:rsid="0023c1f8"/>
    </style:style>
    <style:style style:name="T26" style:family="text">
      <style:text-properties officeooo:rsid="00271083"/>
    </style:style>
    <style:style style:name="T27" style:family="text">
      <style:text-properties officeooo:rsid="002842dd"/>
    </style:style>
    <style:style style:name="T28" style:family="text">
      <style:text-properties officeooo:rsid="00338627"/>
    </style:style>
    <style:style style:name="T29" style:family="text">
      <style:text-properties officeooo:rsid="00338fe1"/>
    </style:style>
    <style:style style:name="T30" style:family="text">
      <style:text-properties officeooo:rsid="0035874e"/>
    </style:style>
    <style:style style:name="T31" style:family="text">
      <style:text-properties officeooo:rsid="0036a9f4"/>
    </style:style>
    <style:style style:name="T32" style:family="text">
      <style:text-properties officeooo:rsid="0037798a"/>
    </style:style>
    <style:style style:name="T33" style:family="text">
      <style:text-properties officeooo:rsid="00393b41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3c69b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llman-Ford algorithm <text:s/>–<text:span text:style-name="T20"> </text:span><text:a xlink:type="simple" xlink:href="../Algorithms,%204th%20Edition%20-%20Sedgewick,%20Wayne/Exercises/Graphs/src/BellmanFordSP.java"><text:span text:style-name="T20">Implementation</text:span></text:a></text:p>
      <text:p text:style-name="P4"/>
      <text:list xml:id="list1906483163347149543" text:style-name="L1">
        <text:list-item>
          <text:p text:style-name="P6">Relax all edges of the N vertex graph in one pass</text:p>
        </text:list-item>
        <text:list-item>
          <text:p text:style-name="P6">Run N – 1 passes</text:p>
        </text:list-item>
        <text:list-item>
          <text:p text:style-name="P7">After N – 1 passes check <text:span text:style-name="T23">the SPT </text:span>for <text:span text:style-name="T18">only a </text:span><text:span text:style-name="T17">cycle</text:span>. <text:span text:style-name="T24">If the graph consisted of a negative cycle, then the ill-formed SPT will have it and only looking for a cycle will end up detecting it.</text:span></text:p>
        </text:list-item>
        <text:list-item>
          <text:p text:style-name="P7">SPT is completely formed if no cycle is found.</text:p>
        </text:list-item>
      </text:list>
      <text:p text:style-name="P1"/>
      <text:p text:style-name="P2">Explain how the Bellman-Ford algorithm completes calculating the shortest-path for all vertices at the end of N – 1 passes</text:p>
      <text:list xml:id="list4338754911807568446" text:style-name="L2">
        <text:list-item>
          <text:p text:style-name="P28"><text:span text:style-name="T3">Consider a </text:span><text:span text:style-name="T11">shortest-path</text:span><text:span text:style-name="T3">, <text:s/>v</text:span><text:span text:style-name="T2">0</text:span><text:span text:style-name="T3"> → v</text:span><text:span text:style-name="T2">1</text:span><text:span text:style-name="T3"> → … → v</text:span><text:span text:style-name="T2">i</text:span><text:span text:style-name="T3">, from v</text:span><text:span text:style-name="T2">0</text:span><text:span text:style-name="T3"> to v</text:span><text:span text:style-name="T2">i</text:span><text:span text:style-name="T3">.</text:span></text:p>
        </text:list-item>
        <text:list-item>
          <text:p text:style-name="P28"><text:span text:style-name="T3">In the 0</text:span><text:span text:style-name="T16">th</text:span><text:span text:style-name="T3"> pass(of relaxing all edges) only the shortest-path to v</text:span><text:span text:style-name="T2">0</text:span><text:span text:style-name="T3"> is discovered(which 0)</text:span></text:p>
        </text:list-item>
        <text:list-item>
          <text:p text:style-name="P28"><text:span text:style-name="T3">In the 1</text:span><text:span text:style-name="T16">st</text:span><text:span text:style-name="T3"> pass, the edge v</text:span><text:span text:style-name="T2">0</text:span><text:span text:style-name="T3"> → v</text:span><text:span text:style-name="T2">1</text:span><text:span text:style-name="T3"> is relaxed as a part of relaxing all edges. Here the shortest path to v</text:span><text:span text:style-name="T2">1</text:span><text:span text:style-name="T3"> is finalized as v</text:span><text:span text:style-name="T2">0</text:span><text:span text:style-name="T3"> is already a part of the SPT</text:span></text:p>
        </text:list-item>
        <text:list-item>
          <text:p text:style-name="P28"><text:span text:style-name="T3">Similarly in the 2</text:span><text:span text:style-name="T16">nd</text:span><text:span text:style-name="T3"> pass, the edge v</text:span><text:span text:style-name="T2">1</text:span><text:span text:style-name="T3"> → v</text:span><text:span text:style-name="T2">2</text:span><text:span text:style-name="T3"> is relaxed and hence the shortest-path to v</text:span><text:span text:style-name="T2">2 </text:span><text:span text:style-name="T3"><text:s/>is found. This process continues and in the i'th <text:s/>pass the shortest-path to v</text:span><text:span text:style-name="T2">i</text:span><text:span text:style-name="T3"> is found.</text:span></text:p>
        </text:list-item>
        <text:list-item>
          <text:p text:style-name="P8">But the longest(in terms of number of edges) shortest-path(without cycles) in a graph with N vertices is N – 1. Therefore the shortest-path to all vertices of a graph from a source vertex is determined in N – 1 passes.</text:p>
        </text:list-item>
      </text:list>
      <text:p text:style-name="P1"/>
      <text:p text:style-name="P2">Queue based implementation of the Bellman-Ford algorithm</text:p>
      <text:list xml:id="list5800871527561346713" text:style-name="L3">
        <text:list-item>
          <text:p text:style-name="P9">While relaxing all edges in a pass, the shortest-path to a particular vertex, v, can possibly change only if the shortest-path changes for the vertex, w, from which there is an edge to v.</text:p>
        </text:list-item>
        <text:list-item>
          <text:p text:style-name="P9">Thus in each pass it is not necessary to relax all edges. It is sufficient to relax only those edges whose 'from' vertices had their shortest-paths changed in the previous iteration.</text:p>
        </text:list-item>
        <text:list-item>
          <text:p text:style-name="P9">This can be done by maintaining a queue of vertices whose shortest paths changed.</text:p>
        </text:list-item>
        <text:list-item>
          <text:p text:style-name="P9">Note that in this method N passes may be required in the worst case instead of the constant N – 1 passes. Worst case is as below</text:p>
          <text:list>
            <text:list-item>
              <text:p text:style-name="P9">Consider the <text:span text:style-name="T17">graph</text:span>, <text:s/>v<text:span text:style-name="T1">0</text:span> → v<text:span text:style-name="T1">1</text:span> → … → v<text:span text:style-name="T1">n-1</text:span>. The maximum length of any shortest path(in terms of the number of edges) is N – 1.</text:p>
            </text:list-item>
            <text:list-item>
              <text:p text:style-name="P9">In the (N – 1)th pass, the edge v<text:span text:style-name="T1">i – 1</text:span> → v<text:span text:style-name="T1">i</text:span>, is relaxed and the shortest-path to all of the vertices from v<text:span text:style-name="T1">0</text:span> is determined. However due to the nature of the queue based implementation, v<text:span text:style-name="T1">i</text:span> is put in the queue leading to another pass.</text:p>
            </text:list-item>
          </text:list>
        </text:list-item>
        <text:list-item>
          <text:p text:style-name="P9">If the queue is not empty at the end of the N<text:span text:style-name="T15">th</text:span> pass, it means that the distTo[] of some vertex, v<text:span text:style-name="T1">,</text:span> got changed in the N'th pass. </text:p>
        </text:list-item>
        <text:list-item>
          <text:p text:style-name="P9">From the above proof we know that the shortest path to v<text:span text:style-name="T1"> </text:span>must have been finalized to in the first N – 1 passes. So distTo[v] changing after the N – 1 passes means that it is a part of a negative cycle leading its shortest path to monotonically decrease infinitely.</text:p>
        </text:list-item>
      </text:list>
      <text:p text:style-name="P1"/>
      <text:p text:style-name="P2"><text:bookmark text:name="Complexity"/>Performance of the queue based implementation of the Bellman-Ford algorithm</text:p>
      <text:list xml:id="list3806195156819044461" text:style-name="L4">
        <text:list-item>
          <text:p text:style-name="P10">Time complexity = O(VE)</text:p>
        </text:list-item>
        <text:list-item>
          <text:p text:style-name="P10">Space complexity = O(V)</text:p>
        </text:list-item>
      </text:list>
      <text:p text:style-name="P1"/>
      <text:p text:style-name="P2">Arbitrage of currencies</text:p>
      <text:p text:style-name="P1">Making a profit through the process of converting a currency to other intermediate forms and back to the same currency</text:p>
      <text:p text:style-name="P2">Application</text:p>
      <text:list xml:id="list1266416991267562010" text:style-name="L5">
        <text:list-item>
          <text:p text:style-name="P26">Finding out arbitrage opportunities</text:p>
          <text:list>
            <text:list-item>
              <text:p text:style-name="P11">If x, y, z are the conversion ratios of one currency to itself through other <text:span text:style-name="T21">intermediaries</text:span>, <text:soft-page-break/>there is an arbitrage opportunity is xyz &gt; 1</text:p>
            </text:list-item>
            <text:list-item>
              <text:p text:style-name="P11">Consider xyz &gt; 1</text:p>
              <text:list>
                <text:list-header>
                  <text:p text:style-name="P11">ln (xyz) &gt; <text:span text:style-name="T21">ln </text:span>1</text:p>
                  <text:p text:style-name="P11">ln(x) + ln(y) + ln(z) &gt; 0</text:p>
                  <text:p text:style-name="P11">i.e., -[ ln(x) + ln(y) + ln(z) ] &lt; 0</text:p>
                  <text:p text:style-name="P11">i.e., -ln(x) – ln(y) – ln(z) &lt; 0</text:p>
                </text:list-header>
              </text:list>
            </text:list-item>
            <text:list-item>
              <text:p text:style-name="P11">Thus representing the arbitrage table data as a directed graph with </text:p>
              <text:list>
                <text:list-item>
                  <text:p text:style-name="P11">The vertices representing the currencies</text:p>
                </text:list-item>
                <text:list-item>
                  <text:p text:style-name="P11">The negative natural logarithms(-l<text:span text:style-name="T21">n</text:span>(x)) of the conversion ratios, x, as the weights along the directed edges</text:p>
                  <text:p text:style-name="P11">We have, any negative cycle, -ln(x) – ln(y) – ln(z) - … &lt; 0, representing an arbitrage property.</text:p>
                </text:list-item>
              </text:list>
            </text:list-item>
          </text:list>
        </text:list-item>
        <text:list-item>
          <text:p text:style-name="P26">Finding out the best way to convert a currency into another</text:p>
          <text:list>
            <text:list-item>
              <text:p text:style-name="P11">Also the sum of the negative natural logarithms minimize when the product of the conversions maximize, the shortest-path from one vertex to the other is the best way of converting the currency represented by the first vertex into the one represented by the <text:span text:style-name="T22">last</text:span> vertex.</text:p>
            </text:list-item>
          </text:list>
        </text:list-item>
      </text:list>
      <text:p text:style-name="P1"/>
      <text:p text:style-name="P27">Dynamic programming angle</text:p>
      <text:list xml:id="list171851342779272" text:continue-numbering="true" text:style-name="L5">
        <text:list-item>
          <text:p text:style-name="P12">Bellman ford algorithm to find single source shortest paths can be designed as a dynamic problem.</text:p>
        </text:list-item>
        <text:list-item>
          <text:p text:style-name="P12">The subproblems can be identified by recognizing that shortest paths from a source vertex s to a vertex v must contain shortest paths from s to all the intermediary <text:span text:style-name="T25">vertices u.</text:span></text:p>
        </text:list-item>
        <text:list-item>
          <text:p text:style-name="P13">The size of the subproblem chosen is the number of permitted edges in the path from the source vertex to <text:span text:style-name="T26">the a given vertex v. </text:span></text:p>
        </text:list-item>
        <text:list-item>
          <text:p text:style-name="P22"><text:span text:style-name="T26">T</text:span>he maximum number of edges in a path involving a vertex v is <text:span text:style-name="T35">n</text:span> – 1.</text:p>
          <text:list>
            <text:list-item>
              <text:p text:style-name="P14">A positive cycle is always dropped from a shortest path as it only increases weight.</text:p>
            </text:list-item>
            <text:list-item>
              <text:p text:style-name="P15">A negative cycle cannot be a part of a shortest-path path. <text:s/><text:span text:style-name="T29">This is so because a cycle is never a part of a shortest path.</text:span></text:p>
            </text:list-item>
          </text:list>
        </text:list-item>
        <text:list-item>
          <text:p text:style-name="P14">Problem formulation is as follows</text:p>
          <text:p text:style-name="P14">Let<draw:frame draw:style-name="fr1" draw:name="Object1" text:anchor-type="as-char" svg:y="-0.1484in" svg:width="0.6417in" svg:height="0.2098in" draw:z-index="0"><draw:object xlink:href="./Object 1" xlink:type="simple" xlink:show="embed" xlink:actuate="onLoad"/><draw:image xlink:href="./ObjectReplacements/Object 1" xlink:type="simple" xlink:show="embed" xlink:actuate="onLoad"/></draw:frame>= The distance of the shortest-path from s to v with <text:span text:style-name="T27">a length of atmost k.</text:span></text:p>
          <text:p text:style-name="P16"><draw:frame draw:style-name="fr1" draw:name="Object2" text:anchor-type="as-char" svg:y="-0.298in" svg:width="3.0126in" svg:height="0.5165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17">Base case :<draw:frame draw:style-name="fr1" draw:name="Object3" text:anchor-type="as-char" svg:y="-0.1484in" svg:width="2.3126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9">Required solutions : <draw:frame draw:style-name="fr1" draw:name="Object5" text:anchor-type="as-char" svg:y="-0.1484in" svg:width="1.5047in" svg:height="0.2098in" draw:z-index="3"><draw:object xlink:href="./Object 5" xlink:type="simple" xlink:show="embed" xlink:actuate="onLoad"/><draw:image xlink:href="./ObjectReplacements/Object 5" xlink:type="simple" xlink:show="embed" xlink:actuate="onLoad"/></draw:frame>. <text:span text:style-name="T28">This is because the longest path length of a shortest-path can only be N – 1</text:span></text:p>
        </text:list-item>
        <text:list-item>
          <text:p text:style-name="P24">Detection of negative cycle:</text:p>
          <text:list>
            <text:list-header>
              <text:p text:style-name="P24">There is no negative cycle <text:span text:style-name="T19">reachable from s </text:span><text:span text:style-name="T34">if and only if</text:span> solving for <text:span text:style-name="T35">n</text:span> sized subproblems <text:s/>not change the distances <text:span text:style-name="T33">of any vertex v.</text:span></text:p>
            </text:list-header>
          </text:list>
        </text:list-item>
        <text:list-item>
          <text:p text:style-name="P20">Time complexity : </text:p>
          <text:list>
            <text:list-item>
              <text:p text:style-name="P18">The number of candidates for an optimal solution to a <text:span text:style-name="T30">problem </text:span>involving a destination v = 1 + inDegree(v).</text:p>
            </text:list-item>
            <text:list-item>
              <text:p text:style-name="P20">Thus total time is<draw:frame draw:style-name="fr1" draw:name="Object6" text:anchor-type="as-char" svg:y="-0.189in" svg:width="2.178in" svg:height="0.3752in" draw:z-index="4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</text:list>
        </text:list-item>
        <text:list-item>
          <text:p text:style-name="P20">Space complexity :</text:p>
          <text:list>
            <text:list-item>
              <text:p text:style-name="P21"><text:span text:style-name="T31">The subproblem size runs from 0 to N – 1 and </text:span><text:span text:style-name="T31"><draw:frame draw:style-name="fr1" draw:name="Object4" text:anchor-type="as-char" svg:y="-0.1484in" svg:width="0.502in" svg:height="0.1854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1">. Thus a</text:span> total of<draw:frame draw:style-name="fr1" draw:name="Object7" text:anchor-type="as-char" svg:y="-0.172in" svg:width="0.2161in" svg:height="0.2083in" draw:z-index="6"><draw:object xlink:href="./Object 7" xlink:type="simple" xlink:show="embed" xlink:actuate="onLoad"/><draw:image xlink:href="./ObjectReplacements/Object 7" xlink:type="simple" xlink:show="embed" xlink:actuate="onLoad"/></draw:frame>entries are needed for the dynamic <text:span text:style-name="T29">table.</text:span></text:p>
            </text:list-item>
            <text:list-item>
              <text:p text:style-name="P23"><text:span text:style-name="T29">B</text:span>ut as <text:span text:style-name="T32">k sized subproblem </text:span>needs results only from <text:span text:style-name="T32">(k-1) sized subproblems, only two arrays size n is sufficient bringing down the space complexity to O(n).</text:span></text:p>
            </text:list-item>
          </text:list>
        </text:list-item>
        <text:list-item>
          <text:p text:style-name="P25"><text:soft-page-break/><text:span text:style-name="T32">S</text:span>topping early</text:p>
          <text:list>
            <text:list-item>
              <text:p text:style-name="P25">Suppose for some j &lt; n − 1, A[j, v ] = A[j − 1, v ] for all vertices v .</text:p>
            </text:list-item>
            <text:list-item>
              <text:p text:style-name="P25">⇒ For all v , all future A[i, v ]’s will be the same</text:p>
            </text:list-item>
            <text:list-item>
              <text:p text:style-name="P29"><text:span text:style-name="T5">⇒ Can safely halt (since A[n − 1, v ]’s = correct shortest-path </text:span><text:span text:style-name="T6">d</text:span><text:span text:style-name="T5">istances)</text:span></text:p>
            </text:list-item>
          </text:list>
        </text:list-item>
      </text:list>
      <text:p text:style-name="P30"><text:span text:style-name="T4"/></text:p>
      <text:p text:style-name="P36"><text:span text:style-name="T14">Basic a</text:span><text:span text:style-name="T12">lgorithm</text:span></text:p>
      <text:list xml:id="list955761343638732976" text:style-name="L7">
        <text:list-item>
          <text:p text:style-name="P35"><text:span text:style-name="T3"><draw:frame draw:style-name="fr1" draw:name="Object21" text:anchor-type="as-char" svg:y="-0.2307in" svg:width="0.8283in" svg:height="0.4071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  <text:list-item>
          <text:p text:style-name="P34"><text:span text:style-name="T3">for all other</text:span><text:span text:style-name="T3"><draw:frame draw:style-name="fr1" draw:name="Object15" text:anchor-type="as-char" svg:y="-0.1484in" svg:width="0.4228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34"><text:span text:style-name="T3"><text:tab/></text:span><text:span text:style-name="T3"><draw:frame draw:style-name="fr1" draw:name="Object16" text:anchor-type="as-char" svg:y="-0.2307in" svg:width="0.8827in" svg:height="0.407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34"><text:span text:style-name="T3">for </text:span><text:span text:style-name="T7">each subproblem size, </text:span><text:span text:style-name="T8">k = </text:span><text:span text:style-name="T7">1 to n - 1</text:span></text:p>
        </text:list-item>
        <text:list-item>
          <text:p text:style-name="P34"><text:span text:style-name="T3"><text:tab/>for</text:span><text:span text:style-name="T3"><draw:frame draw:style-name="fr1" draw:name="Object17" text:anchor-type="as-char" svg:y="-0.1484in" svg:width="0.4244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  <text:list-item>
          <text:p text:style-name="P34"><text:span text:style-name="T9"><text:tab/><text:tab/></text:span><text:span text:style-name="T9"><draw:frame draw:style-name="fr1" draw:name="Object22" text:anchor-type="as-char" svg:y="-0.1484in" svg:width="1.5429in" svg:height="0.2098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  <text:list-item>
          <text:p text:style-name="P34"><text:span text:style-name="T3"><text:tab/><text:tab/></text:span><text:span text:style-name="T8">for</text:span><text:span text:style-name="T8"><draw:frame draw:style-name="fr1" draw:name="Object19" text:anchor-type="as-char" svg:y="-0.152in" svg:width="0.7366in" svg:height="0.1992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  <text:list-item>
          <text:p text:style-name="P34"><text:span text:style-name="T3"><text:tab/><text:tab/><text:tab/>if</text:span><text:span text:style-name="T7"><draw:frame draw:style-name="fr1" draw:name="Object18" text:anchor-type="as-char" svg:y="-0.1484in" svg:width="1.8681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</text:list-item>
        <text:list-item>
          <text:p text:style-name="P34"><text:span text:style-name="T7"><text:tab/><text:tab/><text:tab/><text:tab/></text:span><text:span text:style-name="T7"><draw:frame draw:style-name="fr1" draw:name="Object14" text:anchor-type="as-char" svg:y="-0.2327in" svg:width="1.8917in" svg:height="0.418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</text:list>
      <text:p text:style-name="P32"><text:span text:style-name="T7"/></text:p>
      <text:p text:style-name="P31"><text:span text:style-name="T3"/></text:p>
      <text:p text:style-name="P37"><text:span text:style-name="T3">O(n) space algorithm</text:span></text:p>
      <text:p text:style-name="P31"><text:span text:style-name="T3"><draw:frame draw:style-name="fr1" draw:name="Object11" text:anchor-type="as-char" svg:y="-0.1484in" svg:width="0.6846in" svg:height="0.2098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1"><text:span text:style-name="T3"><draw:frame draw:style-name="fr1" draw:name="Object25" text:anchor-type="as-char" svg:y="-0.1484in" svg:width="0.5929in" svg:height="0.190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31"><text:span text:style-name="T3">for all other</text:span><text:span text:style-name="T3"><draw:frame draw:style-name="fr1" draw:name="Object12" text:anchor-type="as-char" svg:y="-0.1484in" svg:width="0.4228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1"><text:span text:style-name="T3"><text:tab/></text:span><text:span text:style-name="T3"><draw:frame draw:style-name="fr1" draw:name="Object13" text:anchor-type="as-char" svg:y="-0.1484in" svg:width="0.7382in" svg:height="0.2098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1"><text:span text:style-name="T3"><text:tab/></text:span><text:span text:style-name="T3"><draw:frame draw:style-name="fr1" draw:name="Object24" text:anchor-type="as-char" svg:y="-0.1484in" svg:width="0.6201in" svg:height="0.190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1"><text:span text:style-name="T3">for </text:span><text:span text:style-name="T7">each subproblem size(1 to n - 1)</text:span></text:p>
      <text:p text:style-name="P31"><text:span text:style-name="T3"><text:tab/>for</text:span><text:span text:style-name="T3"><draw:frame draw:style-name="fr1" draw:name="Object10" text:anchor-type="as-char" svg:y="-0.1484in" svg:width="0.424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3"><text:span text:style-name="T3"><text:tab/><text:tab/></text:span><text:span text:style-name="T8">for</text:span><text:span text:style-name="T8"><draw:frame draw:style-name="fr1" draw:name="Object20" text:anchor-type="as-char" svg:y="-0.152in" svg:width="0.7366in" svg:height="0.199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31"><text:span text:style-name="T3"><text:tab/><text:tab/><text:tab/>if</text:span><text:span text:style-name="T7"><draw:frame draw:style-name="fr1" draw:name="Object8" text:anchor-type="as-char" svg:y="-0.1484in" svg:width="1.3307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1"><text:span text:style-name="T7"><text:tab/><text:tab/><text:tab/><text:tab/></text:span><text:span text:style-name="T7"><draw:frame draw:style-name="fr1" draw:name="Object9" text:anchor-type="as-char" svg:y="-0.1484in" svg:width="1.3547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1"><text:span text:style-name="T7"><text:tab/><text:tab/><text:tab/><text:tab/></text:span><text:span text:style-name="T10"><draw:frame draw:style-name="fr1" draw:name="Object23" text:anchor-type="as-char" svg:y="-0.1484in" svg:width="0.6543in" svg:height="0.1898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3-19T08:14:51</meta:creation-date>
    <dc:date>2013-11-19T17:18:49.748365960</dc:date>
    <dc:creator>Kempa </dc:creator>
    <meta:editing-duration>P1DT1H17M23S</meta:editing-duration>
    <meta:editing-cycles>39</meta:editing-cycles>
    <meta:generator>LibreOffice/4.1.2.3$Linux_x86 LibreOffice_project/410m0$Build-3</meta:generator>
    <meta:document-statistic meta:table-count="0" meta:image-count="0" meta:object-count="25" meta:page-count="3" meta:paragraph-count="85" meta:word-count="1116" meta:character-count="5719" meta:non-whitespace-character-count="4678"/>
  </office:meta>
</office:document-meta>
</file>

<file path=Object 1/content.xml><?xml version="1.0" encoding="utf-8"?>
<math xmlns="http://www.w3.org/1998/Math/MathML">
  <semantics>
    <mrow>
      <msub>
        <mi>D</mi>
        <mi>s</mi>
      </msub>
      <mrow>
        <mo stretchy="false">[</mo>
        <mrow>
          <mi>k</mi>
          <mi>,</mi>
          <mi>v</mi>
        </mrow>
        <mo stretchy="false">]</mo>
      </mrow>
    </mrow>
    <annotation encoding="StarMath 5.0"> D_s[k, v] </annotation>
  </semantics>
</math>
</file>

<file path=Object 10/content.xml><?xml version="1.0" encoding="utf-8"?>
<math xmlns="http://www.w3.org/1998/Math/MathML">
  <semantics>
    <mrow>
      <mrow>
        <mi>v</mi>
        <mo stretchy="false">∈</mo>
        <mi>V</mi>
      </mrow>
    </mrow>
    <annotation encoding="StarMath 5.0"> v in V</annotation>
  </semantics>
</math>
</file>

<file path=Object 11/content.xml><?xml version="1.0" encoding="utf-8"?>
<math xmlns="http://www.w3.org/1998/Math/MathML">
  <semantics>
    <mrow>
      <msub>
        <mi>D</mi>
        <mi>s</mi>
      </msub>
      <mrow>
        <mrow>
          <mo stretchy="false">[</mo>
          <mrow>
            <mi>s</mi>
          </mrow>
          <mo stretchy="false">]</mo>
        </mrow>
        <mo stretchy="false">=</mo>
        <mn>0</mn>
      </mrow>
    </mrow>
    <annotation encoding="StarMath 5.0">D_s[s] = 0</annotation>
  </semantics>
</math>
</file>

<file path=Object 12/content.xml><?xml version="1.0" encoding="utf-8"?>
<math xmlns="http://www.w3.org/1998/Math/MathML">
  <semantics>
    <mrow>
      <mrow>
        <mi>v</mi>
        <mo stretchy="false">∈</mo>
        <mi>G</mi>
      </mrow>
    </mrow>
    <annotation encoding="StarMath 5.0"> v in G</annotation>
  </semantics>
</math>
</file>

<file path=Object 13/content.xml><?xml version="1.0" encoding="utf-8"?>
<math xmlns="http://www.w3.org/1998/Math/MathML">
  <semantics>
    <mrow>
      <msub>
        <mi>D</mi>
        <mi>s</mi>
      </msub>
      <mrow>
        <mrow>
          <mo stretchy="false">[</mo>
          <mrow>
            <mi>v</mi>
          </mrow>
          <mo stretchy="false">]</mo>
        </mrow>
        <mo stretchy="false">=</mo>
        <mo stretchy="false">∞</mo>
      </mrow>
    </mrow>
    <annotation encoding="StarMath 5.0">D_s[v] = INFINITY</annotation>
  </semantics>
</math>
</file>

<file path=Object 14/content.xml><?xml version="1.0" encoding="utf-8"?>
<math xmlns="http://www.w3.org/1998/Math/MathML">
  <semantics>
    <mtable>
      <mtr>
        <mtd>
          <mrow>
            <msub>
              <mi>D</mi>
              <mi>s</mi>
            </msub>
            <mrow>
              <mrow>
                <mo stretchy="false">[</mo>
                <mrow>
                  <mi>k</mi>
                  <mi>,</mi>
                  <mi>v</mi>
                </mrow>
                <mo stretchy="false">]</mo>
              </mrow>
              <mo stretchy="false">=</mo>
              <msub>
                <mi>D</mi>
                <mi>s</mi>
              </msub>
            </mrow>
            <mrow>
              <mrow>
                <mo stretchy="false">[</mo>
                <mrow>
                  <mrow>
                    <mi>k</mi>
                    <mo stretchy="false">−</mo>
                    <mn>1,</mn>
                  </mrow>
                  <mi>w</mi>
                </mrow>
                <mo stretchy="false">]</mo>
              </mrow>
              <mo stretchy="false">+</mo>
              <msub>
                <mi>c</mi>
                <mi mathvariant="italic">wv</mi>
              </msub>
            </mrow>
          </mrow>
        </mtd>
      </mtr>
      <mtr>
        <mtd>
          <mrow>
            <mo stretchy="false">π</mo>
            <mrow>
              <mrow>
                <mo stretchy="false">(</mo>
                <mrow>
                  <mi>v</mi>
                </mrow>
                <mo stretchy="false">)</mo>
              </mrow>
              <mo stretchy="false">=</mo>
              <mi>w</mi>
            </mrow>
          </mrow>
        </mtd>
      </mtr>
    </mtable>
    <annotation encoding="StarMath 5.0">D_s[k, v] = D_s[k-1, w] + c_wv newline
alignl %pi(v) = w</annotation>
  </semantics>
</math>
</file>

<file path=Object 15/content.xml><?xml version="1.0" encoding="utf-8"?>
<math xmlns="http://www.w3.org/1998/Math/MathML">
  <semantics>
    <mrow>
      <mrow>
        <mi>v</mi>
        <mo stretchy="false">∈</mo>
        <mi>G</mi>
      </mrow>
    </mrow>
    <annotation encoding="StarMath 5.0"> v in G</annotation>
  </semantics>
</math>
</file>

<file path=Object 16/content.xml><?xml version="1.0" encoding="utf-8"?>
<math xmlns="http://www.w3.org/1998/Math/MathML">
  <semantics>
    <mtable>
      <mtr>
        <mtd>
          <mrow>
            <msub>
              <mi>D</mi>
              <mi>s</mi>
            </msub>
            <mrow>
              <mrow>
                <mo stretchy="false">[</mo>
                <mrow>
                  <mn>0,</mn>
                  <mi>v</mi>
                </mrow>
                <mo stretchy="false">]</mo>
              </mrow>
              <mo stretchy="false">=</mo>
              <mo stretchy="false">∞</mo>
            </mrow>
          </mrow>
        </mtd>
      </mtr>
      <mtr>
        <mtd>
          <mrow>
            <mo stretchy="false">π</mo>
            <mrow>
              <mrow>
                <mo stretchy="false">[</mo>
                <mrow>
                  <mi>v</mi>
                </mrow>
                <mo stretchy="false">]</mo>
              </mrow>
              <mo stretchy="false">=</mo>
              <mi>v</mi>
            </mrow>
          </mrow>
        </mtd>
      </mtr>
    </mtable>
    <annotation encoding="StarMath 5.0">D_s[0, v] = INFINITY newline
alignl %pi[v] = v</annotation>
  </semantics>
</math>
</file>

<file path=Object 17/content.xml><?xml version="1.0" encoding="utf-8"?>
<math xmlns="http://www.w3.org/1998/Math/MathML">
  <semantics>
    <mrow>
      <mrow>
        <mi>v</mi>
        <mo stretchy="false">∈</mo>
        <mi>V</mi>
      </mrow>
    </mrow>
    <annotation encoding="StarMath 5.0"> v in V</annotation>
  </semantics>
</math>
</file>

<file path=Object 18/content.xml><?xml version="1.0" encoding="utf-8"?>
<math xmlns="http://www.w3.org/1998/Math/MathML">
  <semantics>
    <mrow>
      <msub>
        <mi>D</mi>
        <mi>s</mi>
      </msub>
      <mrow>
        <mrow>
          <mo stretchy="false">[</mo>
          <mrow>
            <mi>k</mi>
            <mi>,</mi>
            <mi>v</mi>
          </mrow>
          <mo stretchy="false">]</mo>
        </mrow>
        <mo stretchy="false">&gt;</mo>
        <msub>
          <mi>D</mi>
          <mi>s</mi>
        </msub>
      </mrow>
      <mrow>
        <mrow>
          <mo stretchy="false">[</mo>
          <mrow>
            <mrow>
              <mi>k</mi>
              <mo stretchy="false">−</mo>
              <mn>1,</mn>
            </mrow>
            <mi>w</mi>
          </mrow>
          <mo stretchy="false">]</mo>
        </mrow>
        <mo stretchy="false">+</mo>
        <msub>
          <mi>c</mi>
          <mi mathvariant="italic">wv</mi>
        </msub>
      </mrow>
    </mrow>
    <annotation encoding="StarMath 5.0"> D_s[k, v] &gt; D_s[k - 1, w] + c_wv</annotation>
  </semantics>
</math>
</file>

<file path=Object 19/content.xml><?xml version="1.0" encoding="utf-8"?>
<math xmlns="http://www.w3.org/1998/Math/MathML">
  <semantics>
    <mrow>
      <mrow>
        <mrow>
          <mo stretchy="false">(</mo>
          <mrow>
            <mi>w</mi>
            <mi>,</mi>
            <mi>v</mi>
          </mrow>
          <mo stretchy="false">)</mo>
        </mrow>
        <mo stretchy="false">∈</mo>
        <mi>E</mi>
      </mrow>
    </mrow>
    <annotation encoding="StarMath 5.0"> (w, v) in E</annotation>
  </semantics>
</math>
</file>

<file path=Object 2/content.xml><?xml version="1.0" encoding="utf-8"?>
<math xmlns="http://www.w3.org/1998/Math/MathML">
  <semantics>
    <mrow>
      <msub>
        <mi>D</mi>
        <mi>s</mi>
      </msub>
      <mrow>
        <mrow>
          <mo stretchy="false">[</mo>
          <mrow>
            <mi>k</mi>
            <mi>,</mi>
            <mi>v</mi>
          </mrow>
          <mo stretchy="false">]</mo>
        </mrow>
        <mo stretchy="false">=</mo>
        <mi mathvariant="italic">min</mi>
      </mrow>
      <mrow>
        <mo stretchy="true">{</mo>
        <mrow>
          <mtable>
            <mtr>
              <mtd>
                <mrow>
                  <msub>
                    <mi>D</mi>
                    <mi>s</mi>
                  </msub>
                  <mrow>
                    <mo stretchy="false">[</mo>
                    <mrow>
                      <mrow>
                        <mi>k</mi>
                        <mo stretchy="false">−</mo>
                        <mn>1,</mn>
                      </mrow>
                      <mi>v</mi>
                    </mrow>
                    <mo stretchy="false">]</mo>
                  </mrow>
                </mrow>
              </mtd>
            </mtr>
            <mtr>
              <mtd>
                <mrow>
                  <msub>
                    <mi mathvariant="italic">min</mi>
                    <mrow>
                      <mo stretchy="false">∀</mo>
                      <mi>w</mi>
                      <mi>,</mi>
                      <mrow>
                        <mi>v</mi>
                        <mo stretchy="false">∈</mo>
                        <mi>V</mi>
                      </mrow>
                    </mrow>
                  </msub>
                  <mfenced open="{" close="}">
                    <mrow>
                      <msub>
                        <mi>D</mi>
                        <mi>s</mi>
                      </msub>
                      <mrow>
                        <mrow>
                          <mo stretchy="false">[</mo>
                          <mrow>
                            <mrow>
                              <mi>k</mi>
                              <mo stretchy="false">−</mo>
                              <mn>1,</mn>
                            </mrow>
                            <mi>w</mi>
                          </mrow>
                          <mo stretchy="false">]</mo>
                        </mrow>
                        <mo stretchy="false">+</mo>
                        <msub>
                          <mi>c</mi>
                          <mi mathvariant="italic">wv</mi>
                        </msub>
                      </mrow>
                    </mrow>
                  </mfenced>
                </mrow>
              </mtd>
            </mtr>
          </mtable>
        </mrow>
      </mrow>
    </mrow>
    <annotation encoding="StarMath 5.0">D_s[k, v] = min left lbrace
matrix {
D_s[k-1, v] ##
min_{forall w, v in V} left lbrace D_s[k-1, w] + c_wv right rbrace

}
right none</annotation>
  </semantics>
</math>
</file>

<file path=Object 20/content.xml><?xml version="1.0" encoding="utf-8"?>
<math xmlns="http://www.w3.org/1998/Math/MathML">
  <semantics>
    <mrow>
      <mrow>
        <mrow>
          <mo stretchy="false">(</mo>
          <mrow>
            <mi>w</mi>
            <mi>,</mi>
            <mi>v</mi>
          </mrow>
          <mo stretchy="false">)</mo>
        </mrow>
        <mo stretchy="false">∈</mo>
        <mi>E</mi>
      </mrow>
    </mrow>
    <annotation encoding="StarMath 5.0"> (w, v) in E</annotation>
  </semantics>
</math>
</file>

<file path=Object 21/content.xml><?xml version="1.0" encoding="utf-8"?>
<math xmlns="http://www.w3.org/1998/Math/MathML">
  <semantics>
    <mtable>
      <mtr>
        <mtd>
          <mrow>
            <msub>
              <mi>D</mi>
              <mi>s</mi>
            </msub>
            <mrow>
              <mrow>
                <mo stretchy="false">[</mo>
                <mrow>
                  <mn>0,</mn>
                  <mi>s</mi>
                </mrow>
                <mo stretchy="false">]</mo>
              </mrow>
              <mo stretchy="false">=</mo>
              <mn>0</mn>
            </mrow>
          </mrow>
        </mtd>
      </mtr>
      <mtr>
        <mtd>
          <mrow>
            <mo stretchy="false">π</mo>
            <mrow>
              <mrow>
                <mo stretchy="false">[</mo>
                <mrow>
                  <mi>s</mi>
                </mrow>
                <mo stretchy="false">]</mo>
              </mrow>
              <mo stretchy="false">=</mo>
              <mi>s</mi>
            </mrow>
          </mrow>
        </mtd>
      </mtr>
    </mtable>
    <annotation encoding="StarMath 5.0">D_s[0, s] = 0 newline
alignl %pi[s] = s</annotation>
  </semantics>
</math>
</file>

<file path=Object 22/content.xml><?xml version="1.0" encoding="utf-8"?>
<math xmlns="http://www.w3.org/1998/Math/MathML">
  <semantics>
    <mrow>
      <msub>
        <mi>D</mi>
        <mi>s</mi>
      </msub>
      <mrow>
        <mrow>
          <mo stretchy="false">[</mo>
          <mrow>
            <mi>k</mi>
            <mi>,</mi>
            <mi>v</mi>
          </mrow>
          <mo stretchy="false">]</mo>
        </mrow>
        <mo stretchy="false">=</mo>
        <msub>
          <mi>D</mi>
          <mi>s</mi>
        </msub>
      </mrow>
      <mrow>
        <mo stretchy="false">[</mo>
        <mrow>
          <mrow>
            <mi>k</mi>
            <mo stretchy="false">−</mo>
            <mn>1,</mn>
          </mrow>
          <mi>v</mi>
        </mrow>
        <mo stretchy="false">]</mo>
      </mrow>
    </mrow>
    <annotation encoding="StarMath 5.0">D_s[k, v] = D_s[k-1, v]</annotation>
  </semantics>
</math>
</file>

<file path=Object 23/content.xml><?xml version="1.0" encoding="utf-8"?>
<math xmlns="http://www.w3.org/1998/Math/MathML">
  <semantics>
    <mrow>
      <mo stretchy="false">π</mo>
      <mrow>
        <mrow>
          <mo stretchy="false">[</mo>
          <mrow>
            <mi>v</mi>
          </mrow>
          <mo stretchy="false">]</mo>
        </mrow>
        <mo stretchy="false">=</mo>
        <mi>w</mi>
      </mrow>
    </mrow>
    <annotation encoding="StarMath 5.0">%pi[v] = w</annotation>
  </semantics>
</math>
</file>

<file path=Object 24/content.xml><?xml version="1.0" encoding="utf-8"?>
<math xmlns="http://www.w3.org/1998/Math/MathML">
  <semantics>
    <mrow>
      <mo stretchy="false">π</mo>
      <mrow>
        <mrow>
          <mo stretchy="false">[</mo>
          <mrow>
            <mi>v</mi>
          </mrow>
          <mo stretchy="false">]</mo>
        </mrow>
        <mo stretchy="false">=</mo>
        <mi>v</mi>
      </mrow>
    </mrow>
    <annotation encoding="StarMath 5.0">%pi[v] = v</annotation>
  </semantics>
</math>
</file>

<file path=Object 25/content.xml><?xml version="1.0" encoding="utf-8"?>
<math xmlns="http://www.w3.org/1998/Math/MathML">
  <semantics>
    <mrow>
      <mo stretchy="false">π</mo>
      <mrow>
        <mrow>
          <mo stretchy="false">[</mo>
          <mrow>
            <mi>s</mi>
          </mrow>
          <mo stretchy="false">]</mo>
        </mrow>
        <mo stretchy="false">=</mo>
        <mi>s</mi>
      </mrow>
    </mrow>
    <annotation encoding="StarMath 5.0">%pi[s] = s</annotation>
  </semantics>
</math>
</file>

<file path=Object 3/content.xml><?xml version="1.0" encoding="utf-8"?>
<math xmlns="http://www.w3.org/1998/Math/MathML">
  <semantics>
    <mrow>
      <mo stretchy="false">∀</mo>
      <mrow>
        <mi>w</mi>
        <mo stretchy="false">∈</mo>
        <mi>V</mi>
      </mrow>
      <mi>,</mi>
      <msub>
        <mi>D</mi>
        <mi>s</mi>
      </msub>
      <mrow>
        <mrow>
          <mo stretchy="false">[</mo>
          <mrow>
            <mn>0,</mn>
            <mi>s</mi>
          </mrow>
          <mo stretchy="false">]</mo>
        </mrow>
        <mo stretchy="false">=</mo>
        <mn>0</mn>
      </mrow>
      <mtext>and</mtext>
      <msub>
        <mi>D</mi>
        <mi>s</mi>
      </msub>
      <mrow>
        <mo stretchy="false">[</mo>
        <mrow>
          <mn>0,</mn>
          <mi>w</mi>
        </mrow>
        <mo stretchy="false">]</mo>
      </mrow>
    </mrow>
    <annotation encoding="StarMath 5.0"> forall w in V, D_s[0, s] = 0 "and" D_s[0, w]</annotation>
  </semantics>
</math>
</file>

<file path=Object 4/content.xml><?xml version="1.0" encoding="utf-8"?>
<math xmlns="http://www.w3.org/1998/Math/MathML">
  <semantics>
    <mrow>
      <mrow>
        <mfenced open="∣" close="∣">
          <mi>V</mi>
        </mfenced>
        <mo stretchy="false">=</mo>
        <mi>n</mi>
      </mrow>
    </mrow>
    <annotation encoding="StarMath 5.0">abs V = n</annotation>
  </semantics>
</math>
</file>

<file path=Object 5/content.xml><?xml version="1.0" encoding="utf-8"?>
<math xmlns="http://www.w3.org/1998/Math/MathML">
  <semantics>
    <mrow>
      <mo stretchy="false">∀</mo>
      <mrow>
        <mi>w</mi>
        <mo stretchy="false">∈</mo>
        <mi>V</mi>
      </mrow>
      <mi>,</mi>
      <msub>
        <mi>D</mi>
        <mi>s</mi>
      </msub>
      <mrow>
        <mo stretchy="false">[</mo>
        <mrow>
          <mrow>
            <mi>n</mi>
            <mo stretchy="false">−</mo>
            <mn>1,</mn>
          </mrow>
          <mi>w</mi>
        </mrow>
        <mo stretchy="false">]</mo>
      </mrow>
    </mrow>
    <annotation encoding="StarMath 5.0"> forall w in V,  D_s[n-1, w]</annotation>
  </semantics>
</math>
</file>

<file path=Object 6/content.xml><?xml version="1.0" encoding="utf-8"?>
<math xmlns="http://www.w3.org/1998/Math/MathML">
  <semantics>
    <mrow>
      <mi>O</mi>
      <mrow>
        <mfenced open="(" close=")">
          <mrow>
            <mrow>
              <mi>n</mi>
              <mo stretchy="false">∗</mo>
              <mrow>
                <munder>
                  <mo stretchy="false">∑</mo>
                  <mrow>
                    <mi>v</mi>
                    <mo stretchy="false">∈</mo>
                    <mi>V</mi>
                  </mrow>
                </munder>
                <mi mathvariant="italic">indegree</mi>
              </mrow>
            </mrow>
            <mrow>
              <mo stretchy="false">(</mo>
              <mrow>
                <mi>v</mi>
              </mrow>
              <mo stretchy="false">)</mo>
            </mrow>
          </mrow>
        </mfenced>
        <mo stretchy="false">=</mo>
        <mi>O</mi>
      </mrow>
      <mrow>
        <mo stretchy="false">(</mo>
        <mrow>
          <mi mathvariant="italic">VE</mi>
        </mrow>
        <mo stretchy="false">)</mo>
      </mrow>
    </mrow>
    <annotation encoding="StarMath 5.0"> O left (n * sum from v in V indegree(v) right) = O(VE)</annotation>
  </semantics>
</math>
</file>

<file path=Object 7/content.xml><?xml version="1.0" encoding="utf-8"?>
<math xmlns="http://www.w3.org/1998/Math/MathML">
  <semantics>
    <mrow>
      <msup>
        <mi>n</mi>
        <mn>2</mn>
      </msup>
    </mrow>
    <annotation encoding="StarMath 5.0"> n^2 </annotation>
  </semantics>
</math>
</file>

<file path=Object 8/content.xml><?xml version="1.0" encoding="utf-8"?>
<math xmlns="http://www.w3.org/1998/Math/MathML">
  <semantics>
    <mrow>
      <msub>
        <mi>D</mi>
        <mi>s</mi>
      </msub>
      <mrow>
        <mrow>
          <mo stretchy="false">[</mo>
          <mrow>
            <mi>v</mi>
          </mrow>
          <mo stretchy="false">]</mo>
        </mrow>
        <mo stretchy="false">&gt;</mo>
        <msub>
          <mi>D</mi>
          <mi>s</mi>
        </msub>
      </mrow>
      <mrow>
        <mrow>
          <mo stretchy="false">[</mo>
          <mrow>
            <mi>w</mi>
          </mrow>
          <mo stretchy="false">]</mo>
        </mrow>
        <mo stretchy="false">+</mo>
        <msub>
          <mi>c</mi>
          <mi mathvariant="italic">wv</mi>
        </msub>
      </mrow>
    </mrow>
    <annotation encoding="StarMath 5.0"> D_s[v] &gt; D_s[w] + c_wv</annotation>
  </semantics>
</math>
</file>

<file path=Object 9/content.xml><?xml version="1.0" encoding="utf-8"?>
<math xmlns="http://www.w3.org/1998/Math/MathML">
  <semantics>
    <mrow>
      <msub>
        <mi>D</mi>
        <mi>s</mi>
      </msub>
      <mrow>
        <mrow>
          <mo stretchy="false">[</mo>
          <mrow>
            <mi>v</mi>
          </mrow>
          <mo stretchy="false">]</mo>
        </mrow>
        <mo stretchy="false">=</mo>
        <msub>
          <mi>D</mi>
          <mi>s</mi>
        </msub>
      </mrow>
      <mrow>
        <mrow>
          <mo stretchy="false">[</mo>
          <mrow>
            <mi>w</mi>
          </mrow>
          <mo stretchy="false">]</mo>
        </mrow>
        <mo stretchy="false">+</mo>
        <msub>
          <mi>c</mi>
          <mi mathvariant="italic">wv</mi>
        </msub>
      </mrow>
    </mrow>
    <annotation encoding="StarMath 5.0">D_s[v] = D_s[w] + c_wv</annotation>
  </semantics>
</math>
</file>